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0pt" fo:font-style="normal" style:text-underline-style="none" fo:font-weight="normal" officeooo:rsid="002de991" officeooo:paragraph-rsid="001ee7e9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" style:family="paragraph" style:parent-style-name="Preformatted_20_Text">
      <style:text-properties style:font-name="Liberation Mono" fo:font-size="10pt" fo:font-style="normal" style:text-underline-style="none" fo:font-weight="normal" officeooo:rsid="0029b6a6" officeooo:paragraph-rsid="0029b6a6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" style:family="paragraph" style:parent-style-name="Preformatted_20_Text">
      <style:text-properties style:font-name="Liberation Mono" fo:font-size="10pt" fo:font-style="normal" style:text-underline-style="solid" style:text-underline-width="auto" style:text-underline-color="font-color" fo:font-weight="bold" officeooo:rsid="002de991" officeooo:paragraph-rsid="001ee7e9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4" style:family="paragraph" style:parent-style-name="Preformatted_20_Text">
      <style:text-properties style:font-name="Liberation Mono" fo:font-size="10pt" fo:font-style="italic" officeooo:rsid="00225455" officeooo:paragraph-rsid="001ee7e9" style:font-name-asian="Noto Sans Mono CJK SC" style:font-size-asian="10pt" style:font-style-asian="italic" style:font-name-complex="Liberation Mono" style:font-size-complex="10pt" style:font-style-complex="italic"/>
    </style:style>
    <style:style style:name="P5" style:family="paragraph" style:parent-style-name="Preformatted_20_Text">
      <style:text-properties style:font-name="Liberation Mono" fo:font-size="10pt" fo:font-style="italic" style:text-underline-style="none" fo:font-weight="normal" officeooo:rsid="0039b388" officeooo:paragraph-rsid="001ee7e9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P6" style:family="paragraph" style:parent-style-name="Preformatted_20_Text">
      <style:text-properties style:font-name="Liberation Mono" fo:font-size="10pt" fo:font-style="italic" style:text-underline-style="none" fo:font-weight="normal" officeooo:rsid="003b15ee" officeooo:paragraph-rsid="001ee7e9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P7" style:family="paragraph" style:parent-style-name="Preformatted_20_Text">
      <style:text-properties style:font-name="Liberation Mono" fo:font-size="10pt" fo:font-style="italic" style:text-underline-style="none" fo:font-weight="normal" officeooo:rsid="002de991" officeooo:paragraph-rsid="001ee7e9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P8" style:family="paragraph" style:parent-style-name="Preformatted_20_Text">
      <style:text-properties style:font-name="Liberation Mono" fo:font-size="12pt" fo:font-style="normal" style:text-underline-style="solid" style:text-underline-width="auto" style:text-underline-color="font-color" fo:font-weight="bold" officeooo:rsid="003b10cc" officeooo:paragraph-rsid="001ee7e9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fo:font-size="15pt" fo:font-weight="bold" officeooo:paragraph-rsid="001ee7e9" fo:background-color="#729fcf" style:font-size-asian="15pt" style:font-weight-asian="bold" style:font-size-complex="15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fo:font-size="15pt" fo:font-weight="bold" officeooo:rsid="003295f3" officeooo:paragraph-rsid="001ee7e9" fo:background-color="#729fcf" style:font-size-asian="15pt" style:font-weight-asian="bold" style:font-size-complex="15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fo:font-size="15pt" fo:font-weight="bold" officeooo:rsid="001ee7e9" officeooo:paragraph-rsid="001ee7e9" fo:background-color="#729fcf" style:font-size-asian="15pt" style:font-weight-asian="bold" style:font-size-complex="15pt" style:font-weight-complex="bold"/>
    </style:style>
    <style:style style:name="P12" style:family="paragraph" style:parent-style-name="Preformatted_20_Text">
      <style:text-properties officeooo:rsid="0029807a" officeooo:paragraph-rsid="001ee7e9"/>
    </style:style>
    <style:style style:name="P13" style:family="paragraph" style:parent-style-name="Preformatted_20_Text">
      <style:text-properties style:text-underline-style="solid" style:text-underline-width="auto" style:text-underline-color="font-color" fo:font-weight="bold" officeooo:rsid="001d5701" officeooo:paragraph-rsid="001ee7e9" style:font-weight-asian="bold" style:font-weight-complex="bold"/>
    </style:style>
    <style:style style:name="P14" style:family="paragraph" style:parent-style-name="Preformatted_20_Text">
      <style:text-properties style:text-underline-style="solid" style:text-underline-width="auto" style:text-underline-color="font-color" fo:font-weight="bold" officeooo:paragraph-rsid="001ee7e9" style:font-weight-asian="bold" style:font-weight-complex="bold"/>
    </style:style>
    <style:style style:name="P15" style:family="paragraph" style:parent-style-name="Preformatted_20_Text">
      <style:text-properties officeooo:rsid="001d5701" officeooo:paragraph-rsid="001ee7e9"/>
    </style:style>
    <style:style style:name="P16" style:family="paragraph" style:parent-style-name="Preformatted_20_Text">
      <style:text-properties fo:font-style="normal" officeooo:rsid="001d5701" officeooo:paragraph-rsid="001ee7e9" style:font-style-asian="normal" style:font-style-complex="normal"/>
    </style:style>
    <style:style style:name="P17" style:family="paragraph" style:parent-style-name="Preformatted_20_Text">
      <style:text-properties fo:font-style="normal" officeooo:rsid="0020a982" officeooo:paragraph-rsid="001ee7e9" style:font-style-asian="normal" style:font-style-complex="normal"/>
    </style:style>
    <style:style style:name="P18" style:family="paragraph" style:parent-style-name="Preformatted_20_Text">
      <style:text-properties fo:font-style="normal" officeooo:rsid="00233cc5" officeooo:paragraph-rsid="001ee7e9" style:font-style-asian="normal" style:font-style-complex="normal"/>
    </style:style>
    <style:style style:name="P19" style:family="paragraph" style:parent-style-name="Preformatted_20_Text">
      <style:text-properties fo:font-style="normal" officeooo:rsid="00225455" officeooo:paragraph-rsid="001ee7e9" style:font-style-asian="normal" style:font-style-complex="normal"/>
    </style:style>
    <style:style style:name="P20" style:family="paragraph" style:parent-style-name="Preformatted_20_Text">
      <style:text-properties fo:font-style="normal" officeooo:rsid="0024b8cb" officeooo:paragraph-rsid="001ee7e9" style:font-style-asian="normal" style:font-style-complex="normal"/>
    </style:style>
    <style:style style:name="P21" style:family="paragraph" style:parent-style-name="Preformatted_20_Text">
      <style:text-properties fo:font-style="normal" officeooo:rsid="001fb5d4" officeooo:paragraph-rsid="001fb5d4" style:font-style-asian="normal" style:font-style-complex="normal"/>
    </style:style>
    <style:style style:name="P22" style:family="paragraph" style:parent-style-name="Preformatted_20_Text">
      <style:text-properties fo:font-style="normal" style:text-underline-style="solid" style:text-underline-width="auto" style:text-underline-color="font-color" fo:font-weight="bold" officeooo:rsid="0020a982" officeooo:paragraph-rsid="001ee7e9" style:font-style-asian="normal" style:font-weight-asian="bold" style:font-style-complex="normal" style:font-weight-complex="bold"/>
    </style:style>
    <style:style style:name="P23" style:family="paragraph" style:parent-style-name="Preformatted_20_Text">
      <style:text-properties fo:font-style="normal" style:text-underline-style="solid" style:text-underline-width="auto" style:text-underline-color="font-color" fo:font-weight="bold" officeooo:rsid="00225455" officeooo:paragraph-rsid="001ee7e9" style:font-style-asian="normal" style:font-weight-asian="bold" style:font-style-complex="normal" style:font-weight-complex="bold"/>
    </style:style>
    <style:style style:name="P24" style:family="paragraph" style:parent-style-name="Preformatted_20_Text">
      <style:text-properties fo:font-style="normal" style:text-underline-style="solid" style:text-underline-width="auto" style:text-underline-color="font-color" fo:font-weight="bold" officeooo:rsid="0027937e" officeooo:paragraph-rsid="001ee7e9" style:font-style-asian="normal" style:font-weight-asian="bold" style:font-style-complex="normal" style:font-weight-complex="bold"/>
    </style:style>
    <style:style style:name="P25" style:family="paragraph" style:parent-style-name="Preformatted_20_Text">
      <style:text-properties fo:font-style="normal" style:text-underline-style="solid" style:text-underline-width="auto" style:text-underline-color="font-color" fo:font-weight="bold" officeooo:rsid="002830be" officeooo:paragraph-rsid="001ee7e9" style:font-style-asian="normal" style:font-weight-asian="bold" style:font-style-complex="normal" style:font-weight-complex="bold"/>
    </style:style>
    <style:style style:name="P26" style:family="paragraph" style:parent-style-name="Preformatted_20_Text">
      <style:text-properties fo:font-style="normal" style:text-underline-style="solid" style:text-underline-width="auto" style:text-underline-color="font-color" fo:font-weight="bold" officeooo:rsid="002a1ec9" officeooo:paragraph-rsid="001ee7e9" style:font-style-asian="normal" style:font-weight-asian="bold" style:font-style-complex="normal" style:font-weight-complex="bold"/>
    </style:style>
    <style:style style:name="P27" style:family="paragraph" style:parent-style-name="Preformatted_20_Text">
      <style:text-properties fo:font-style="normal" style:text-underline-style="none" fo:font-weight="normal" officeooo:rsid="0027937e" officeooo:paragraph-rsid="001ee7e9" style:font-style-asian="normal" style:font-weight-asian="normal" style:font-style-complex="normal" style:font-weight-complex="normal"/>
    </style:style>
    <style:style style:name="P28" style:family="paragraph" style:parent-style-name="Preformatted_20_Text">
      <style:text-properties fo:font-style="normal" style:text-underline-style="none" fo:font-weight="normal" officeooo:rsid="002a1ec9" officeooo:paragraph-rsid="001ee7e9" style:font-style-asian="normal" style:font-weight-asian="normal" style:font-style-complex="normal" style:font-weight-complex="normal"/>
    </style:style>
    <style:style style:name="P29" style:family="paragraph" style:parent-style-name="Preformatted_20_Text">
      <style:text-properties fo:font-style="normal" style:text-underline-style="none" fo:font-weight="normal" officeooo:rsid="003b15ee" officeooo:paragraph-rsid="001ee7e9" style:font-style-asian="normal" style:font-weight-asian="normal" style:font-style-complex="normal" style:font-weight-complex="normal"/>
    </style:style>
    <style:style style:name="P30" style:family="paragraph" style:parent-style-name="Preformatted_20_Text">
      <style:text-properties fo:font-style="normal" style:text-underline-style="none" fo:font-weight="normal" officeooo:rsid="002d81cd" officeooo:paragraph-rsid="001ee7e9" style:font-style-asian="normal" style:font-weight-asian="normal" style:font-style-complex="normal" style:font-weight-complex="normal"/>
    </style:style>
    <style:style style:name="P31" style:family="paragraph" style:parent-style-name="Preformatted_20_Text">
      <style:text-properties fo:font-style="normal" style:text-underline-style="none" fo:font-weight="normal" officeooo:rsid="002de991" officeooo:paragraph-rsid="001ee7e9" style:font-style-asian="normal" style:font-weight-asian="normal" style:font-style-complex="normal" style:font-weight-complex="normal"/>
    </style:style>
    <style:style style:name="P32" style:family="paragraph" style:parent-style-name="Preformatted_20_Text">
      <style:text-properties fo:font-style="normal" style:text-underline-style="none" fo:font-weight="normal" officeooo:rsid="00282003" officeooo:paragraph-rsid="00282003" style:font-style-asian="normal" style:font-weight-asian="normal" style:font-style-complex="normal" style:font-weight-complex="normal"/>
    </style:style>
    <style:style style:name="P33" style:family="paragraph" style:parent-style-name="Preformatted_20_Text">
      <style:text-properties fo:font-style="italic" officeooo:rsid="001d5701" officeooo:paragraph-rsid="001ee7e9" style:font-style-asian="italic" style:font-style-complex="italic"/>
    </style:style>
    <style:style style:name="P34" style:family="paragraph" style:parent-style-name="Preformatted_20_Text">
      <style:text-properties fo:font-style="italic" officeooo:rsid="0020a982" officeooo:paragraph-rsid="001ee7e9" style:font-style-asian="italic" style:font-style-complex="italic"/>
    </style:style>
    <style:style style:name="P35" style:family="paragraph" style:parent-style-name="Preformatted_20_Text">
      <style:text-properties fo:font-style="italic" officeooo:rsid="00225455" officeooo:paragraph-rsid="001ee7e9" style:font-style-asian="italic" style:font-style-complex="italic"/>
    </style:style>
    <style:style style:name="P36" style:family="paragraph" style:parent-style-name="Preformatted_20_Text">
      <style:text-properties fo:font-style="italic" style:text-underline-style="none" fo:font-weight="normal" officeooo:rsid="0027937e" officeooo:paragraph-rsid="001ee7e9" style:font-style-asian="italic" style:font-weight-asian="normal" style:font-style-complex="italic" style:font-weight-complex="normal"/>
    </style:style>
    <style:style style:name="P37" style:family="paragraph" style:parent-style-name="Preformatted_20_Text">
      <style:text-properties fo:font-style="italic" style:text-underline-style="none" fo:font-weight="normal" officeooo:rsid="002830be" officeooo:paragraph-rsid="001ee7e9" style:font-style-asian="italic" style:font-weight-asian="normal" style:font-style-complex="italic" style:font-weight-complex="normal"/>
    </style:style>
    <style:style style:name="P38" style:family="paragraph" style:parent-style-name="Preformatted_20_Text">
      <style:text-properties fo:font-size="12pt" fo:font-style="normal" style:text-underline-style="solid" style:text-underline-width="auto" style:text-underline-color="font-color" fo:font-weight="bold" officeooo:rsid="0020a982" officeooo:paragraph-rsid="001ee7e9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Preformatted_20_Text">
      <style:text-properties officeooo:paragraph-rsid="001ee7e9"/>
    </style:style>
    <style:style style:name="P40" style:family="paragraph" style:parent-style-name="Preformatted_20_Text">
      <style:paragraph-properties fo:margin-top="0cm" fo:margin-bottom="0.499cm" style:contextual-spacing="false"/>
      <style:text-properties officeooo:paragraph-rsid="001ee7e9"/>
    </style:style>
    <style:style style:name="P41" style:family="paragraph" style:parent-style-name="Preformatted_20_Text">
      <style:text-properties officeooo:rsid="001f7ccd" officeooo:paragraph-rsid="001f7ccd"/>
    </style:style>
    <style:style style:name="T1" style:family="text">
      <style:text-properties officeooo:rsid="0027937e"/>
    </style:style>
    <style:style style:name="T2" style:family="text">
      <style:text-properties officeooo:rsid="0029807a"/>
    </style:style>
    <style:style style:name="T3" style:family="text">
      <style:text-properties officeooo:rsid="001d5c72"/>
    </style:style>
    <style:style style:name="T4" style:family="text">
      <style:text-properties officeooo:rsid="003295f3"/>
    </style:style>
    <style:style style:name="T5" style:family="text">
      <style:text-properties officeooo:rsid="001f240b"/>
    </style:style>
    <style:style style:name="T6" style:family="text">
      <style:text-properties officeooo:rsid="0020a982"/>
    </style:style>
    <style:style style:name="T7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3b10cc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39b388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2e8af1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fo:font-size="10pt" fo:font-style="italic" style:font-name-asian="Noto Sans Mono CJK SC" style:font-size-asian="10pt" style:font-style-asian="italic" style:font-name-complex="Liberation Mono" style:font-size-complex="10pt" style:font-style-complex="italic"/>
    </style:style>
    <style:style style:name="T12" style:family="text">
      <style:text-properties style:font-name="Liberation Mono" fo:font-size="10pt" fo:font-style="italic" officeooo:rsid="0039b388" style:font-name-asian="Noto Sans Mono CJK SC" style:font-size-asian="10pt" style:font-style-asian="italic" style:font-name-complex="Liberation Mono" style:font-size-complex="10pt" style:font-style-complex="italic"/>
    </style:style>
    <style:style style:name="T13" style:family="text">
      <style:text-properties style:font-name="Liberation Mono" fo:font-size="10pt" fo:font-style="italic" officeooo:rsid="003b10cc" style:font-name-asian="Noto Sans Mono CJK SC" style:font-size-asian="10pt" style:font-style-asian="italic" style:font-name-complex="Liberation Mono" style:font-size-complex="10pt" style:font-style-complex="italic"/>
    </style:style>
    <style:style style:name="T14" style:family="text">
      <style:text-properties officeooo:rsid="00233cc5"/>
    </style:style>
    <style:style style:name="T15" style:family="text">
      <style:text-properties officeooo:rsid="00232ce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bc436" style:font-style-asian="italic" style:font-style-complex="italic"/>
    </style:style>
    <style:style style:name="T18" style:family="text">
      <style:text-properties officeooo:rsid="002830be"/>
    </style:style>
    <style:style style:name="T19" style:family="text">
      <style:text-properties officeooo:rsid="002c07f4"/>
    </style:style>
    <style:style style:name="T20" style:family="text">
      <style:text-properties fo:background-color="#ff5429" loext:char-shading-value="0"/>
    </style:style>
    <style:style style:name="T21" style:family="text">
      <style:text-properties officeooo:rsid="00389a96" fo:background-color="#ff5429" loext:char-shading-value="0"/>
    </style:style>
    <style:style style:name="T22" style:family="text">
      <style:text-properties officeooo:rsid="002bc436"/>
    </style:style>
    <style:style style:name="T23" style:family="text">
      <style:text-properties officeooo:rsid="002cb2f8"/>
    </style:style>
    <style:style style:name="T24" style:family="text">
      <style:text-properties officeooo:rsid="003b10cc"/>
    </style:style>
    <style:style style:name="T25" style:family="text">
      <style:text-properties officeooo:rsid="003b15ee"/>
    </style:style>
    <style:style style:name="T26" style:family="text">
      <style:text-properties officeooo:rsid="001ee7e9"/>
    </style:style>
    <style:style style:name="T27" style:family="text">
      <style:text-properties officeooo:rsid="001f7ccd"/>
    </style:style>
    <style:style style:name="T28" style:family="text">
      <style:text-properties officeooo:rsid="0020c56d"/>
    </style:style>
    <style:style style:name="T29" style:family="text">
      <style:text-properties officeooo:rsid="002499b6"/>
    </style:style>
    <style:style style:name="T30" style:family="text">
      <style:text-properties officeooo:rsid="00249c5f"/>
    </style:style>
    <style:style style:name="T31" style:family="text">
      <style:text-properties officeooo:rsid="0026368f"/>
    </style:style>
    <style:style style:name="T32" style:family="text">
      <style:text-properties officeooo:rsid="00265609"/>
    </style:style>
    <style:style style:name="T33" style:family="text">
      <style:text-properties officeooo:rsid="00282fcf"/>
    </style:style>
    <style:style style:name="T34" style:family="text">
      <style:text-properties officeooo:rsid="0029b6a6"/>
    </style:style>
    <style:style style:name="T35" style:family="text">
      <style:text-properties officeooo:rsid="002b28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ote Borne consultation setup linux</text:p>
      <text:p text:style-name="P10"><text:span text:style-name="T27">armbian os</text:span> </text:p>
      <text:p text:style-name="P11">Orange pi zero3</text:p>
      <text:p text:style-name="P39"/>
      <text:p text:style-name="P39"/>
      <text:p text:style-name="P39">Pour créer une borne de consultation du solde, il faut un pc arm ou orange pi zero <text:span text:style-name="T26">3</text:span> qui démarre avec linux en mode kiosk.</text:p>
      <text:p text:style-name="P39">Le démarrage arrive directement dans le navigateur sur la page prévu pour la consultation du solde, <text:span text:style-name="T1">les message du démarrage seront désactivé en production </text:span><text:span text:style-name="T2">et le pointeur de souris disparaître en moins de 1 seconde.</text:span></text:p>
      <text:p text:style-name="P12">Nous désactiverons aussi les console virtuel et certains raccourci firefox</text:p>
      <text:p text:style-name="P39">On crée la car<text:span text:style-name="T27">te</text:span> sd avec l’image <text:a xlink:type="simple" xlink:href="https://drive.google.com/drive/folders/1Xk7b1jOMg-rftowFLExynLg0CyuQ7kCM?usp=sharing" text:style-name="Internet_20_link" text:visited-style-name="Visited_20_Internet_20_Link"><text:span text:style-name="T3">Debian </text:span></text:a><text:a xlink:type="simple" xlink:href="https://drive.google.com/drive/folders/1Xk7b1jOMg-rftowFLExynLg0CyuQ7kCM?usp=sharing" text:style-name="Internet_20_link" text:visited-style-name="Visited_20_Internet_20_Link">cli</text:a> de orangepi zero <text:span text:style-name="T26">3</text:span>, <text:span text:style-name="T4">l’os est l’image <text:s text:c="2"/></text:span></text:p>
      <text:p text:style-name="P41">qui vient de cette source https://github.com/leeboby/armbian-images</text:p>
      <text:p text:style-name="P41">L’image de debian 12 1gb serveur, on la grave sur la carte sd une sandisk;)</text:p>
      <text:p text:style-name="P39"/>
      <text:p text:style-name="P39">on démarre le orange pi zero <text:span text:style-name="T26">3, </text:span><text:span text:style-name="T27">on créer un mot de passe pour root et un user.</text:span></text:p>
      <text:p text:style-name="P39"/>
      <text:p text:style-name="P39"><text:span text:style-name="T4">(</text:span>par défault user=<text:span text:style-name="T27">root</text:span> et pwd=<text:span text:style-name="T27">deglea</text:span> <text:span text:style-name="T3">et un user=</text:span><text:span text:style-name="T27">deglea</text:span><text:span text:style-name="T3"> pwd=</text:span><text:span text:style-name="T27">deglea, ou a votre choix)</text:span><text:span text:style-name="T3"> </text:span></text:p>
      <text:p text:style-name="P39"/>
      <text:p text:style-name="P39"/>
      <text:p text:style-name="P14"><text:span text:style-name="T5">I</text:span>nstaller xorg lightdm :</text:p>
      <text:p text:style-name="P39"/>
      <text:p text:style-name="P39">apt update</text:p>
      <text:p text:style-name="P39">apt upgrade</text:p>
      <text:p text:style-name="P39">apt install xorg lightdm <text:span text:style-name="T6">firefox-esr</text:span></text:p>
      <text:p text:style-name="P39"/>
      <text:p text:style-name="P39"/>
      <text:p text:style-name="P13">Autologin Lightdm :</text:p>
      <text:p text:style-name="P15"/>
      <text:p text:style-name="P16">Pour que lightdm passe en autologin, il faut modifier le fichier</text:p>
      <text:p text:style-name="P16">/etc/lightdm/lightdm.conf</text:p>
      <text:p text:style-name="P16"/>
      <text:p text:style-name="P16">Trouver la section [Seat:*] et modifier les paramètres suivant et retirer le #</text:p>
      <text:p text:style-name="P16"/>
      <text:p text:style-name="P21">(il faut <text:span text:style-name="T7">être dans la section [Seat:*] !!!!!</text:span></text:p>
      <text:p text:style-name="P33"/>
      <text:p text:style-name="P33"/>
      <text:p text:style-name="P39"><text:bookmark text:name="line-2"/>#autologin-user= <text:span text:style-name="T35">deglea</text:span></text:p>
      <text:p text:style-name="P40"><text:bookmark text:name="line-3"/>#autologin-user-timeout=0</text:p>
      <text:p text:style-name="P22"/>
      <text:p text:style-name="P38">Autostart Firefox-esr :</text:p>
      <text:p text:style-name="P34"/>
      <text:p text:style-name="P34"/>
      <text:p text:style-name="P23">Installer openbox gestionnaire de fen<text:span text:style-name="T7">être léger :</text:span></text:p>
      <text:p text:style-name="P4"/>
      <text:p text:style-name="P4"/>
      <text:p text:style-name="P35">apt install openbox</text:p>
      <text:p text:style-name="P34"/>
      <text:p text:style-name="P34"/>
      <text:p text:style-name="P17">Pour démarrer une application xwindow au démarrage, il faut créer dans le répertoire .conf de utilisateur ici <text:span text:style-name="T29">deglea</text:span> un fichier autostart et donner les droit<text:span text:style-name="T14">s</text:span> à cette utilisateu<text:span text:style-name="T14">r</text:span>, il est propriétaire du fichier.</text:p>
      <text:p text:style-name="P18">Le répertoire et le fichier autostart doivent <text:span text:style-name="T7">être la propriété du l’utilisateur,le même utilisateur qui aura fait l’autologin de Lightdm</text:span></text:p>
      <text:p text:style-name="P17"/>
      <text:p text:style-name="P19">Créer le répertoire openbox si il n’exi<text:span text:style-name="T14">s</text:span>te pas</text:p>
      <text:p text:style-name="P35"/>
      <text:p text:style-name="P35">cd /home/<text:span text:style-name="T29">deglea</text:span>/.config</text:p>
      <text:p text:style-name="P35"/>
      <text:p text:style-name="P35">mkdir openbox <text:span text:style-name="T15">#crée le répertoire</text:span></text:p>
      <text:p text:style-name="P35"><text:soft-page-break/></text:p>
      <text:p text:style-name="P35">chown <text:span text:style-name="T29">deglea</text:span>:<text:span text:style-name="T29">deglea</text:span> openbox <text:span text:style-name="T15">#change le user et le groupe </text:span></text:p>
      <text:p text:style-name="P35"/>
      <text:p text:style-name="P35">cd openbox</text:p>
      <text:p text:style-name="P35"/>
      <text:p text:style-name="P35">touch autostart <text:span text:style-name="T15">#crée le fichier autostart</text:span></text:p>
      <text:p text:style-name="P35"/>
      <text:p text:style-name="P35">chown <text:span text:style-name="T30">deglea</text:span>:<text:span text:style-name="T30">deglea</text:span> <text:span text:style-name="T15">autostart #change le user et groupe</text:span></text:p>
      <text:p text:style-name="P34"/>
      <text:p text:style-name="P20">on devrait avoir .<text:span text:style-name="T16">home</text:span>/<text:span text:style-name="T31">deglea</text:span>/.config/openbox/autostart, ce fichier sera à orangepi et du groupe <text:span text:style-name="T32">deglea</text:span> si pas changer avec chow.</text:p>
      <text:p text:style-name="P20"/>
      <text:p text:style-name="P20">Dans le fichier, il sera indiqué la commande pour lancer l’application dans notre cas Firefox.</text:p>
      <text:p text:style-name="P20"/>
      <text:p text:style-name="P20"><text:span text:style-name="T16">firefox-esr –kiosk </text:span><text:a xlink:type="simple" xlink:href="http://5.196.66.41/login" text:style-name="Internet_20_link" text:visited-style-name="Visited_20_Internet_20_Link"><text:span text:style-name="T16">http://5.196.66.41/login</text:span></text:a></text:p>
      <text:p text:style-name="P20"/>
      <text:p text:style-name="P20"/>
      <text:p text:style-name="P24">Désactivé les messages boot :</text:p>
      <text:p text:style-name="P24"/>
      <text:p text:style-name="P27">Pour désactiver les message lors du démarrage, il faut éditer les fichiers </text:p>
      <text:p text:style-name="P27"/>
      <text:p text:style-name="P36">nano /boot/a<text:span text:style-name="T28">rmbian</text:span>Env.txt</text:p>
      <text:p text:style-name="P36"/>
      <text:p text:style-name="P27">A la ligne « console=both » il faut remplacer le both par <text:span text:style-name="T32">serial</text:span>.</text:p>
      <text:p text:style-name="P27"/>
      <text:p text:style-name="P32">Sur d’autre carte il fait mettre « tty1 »</text:p>
      <text:p text:style-name="P27"/>
      <text:p text:style-name="P27"/>
      <text:p text:style-name="P27">Et ensuite un <text:span text:style-name="T16">reboot</text:span></text:p>
      <text:p text:style-name="P36"/>
      <text:p text:style-name="P25">Désactivé le pointeur souris :</text:p>
      <text:p text:style-name="P36"/>
      <text:p text:style-name="P36">a<text:span text:style-name="T18">pt install unclutter # unclutter permet d’éffacer le pointeur souris </text:span></text:p>
      <text:p text:style-name="P36"/>
      <text:p text:style-name="P37">On a joute dans le fichier /home/<text:span text:style-name="T33">deglea</text:span>/.config/openbox/autostart</text:p>
      <text:p text:style-name="P36"/>
      <text:p text:style-name="P37">On obtient :</text:p>
      <text:p text:style-name="P36"/>
      <text:p text:style-name="P36">unclutter -idle 0.01 &amp;</text:p>
      <text:p text:style-name="P36">firefox --kiosk http://5.196.66.41/login</text:p>
      <text:p text:style-name="P36"/>
      <text:p text:style-name="P36"/>
      <text:p text:style-name="P26">Désactiver des touches <text:span text:style-name="T19">et des raccourcis </text:span>du clavier :<text:span text:style-name="T20"> </text:span><text:span text:style-name="T21">(beta)</text:span></text:p>
      <text:p text:style-name="P26"/>
      <text:p text:style-name="P28">Pour d<text:span text:style-name="T22">é</text:span>sactiver <text:span text:style-name="T22">raccourcis</text:span> du clavier, il faut utiliser xmodmap.</text:p>
      <text:p text:style-name="P28">Dans le répertoire personnel de l’utilisateur il faut créer un fichier .<text:span text:style-name="T22">Xmodmap dans lequel on inscrit le code clavier correspondant à la combinaison de touche </text:span></text:p>
      <text:p text:style-name="P29">Il est possible de bloquer les combinaison de touche ALT+CTRL+F1 pour ne pas avoir la possibilité d’accéder à la console virtuel ainsi que tous les autres raccourcis système et m<text:span text:style-name="T7">ême ceux de firefox </text:span></text:p>
      <text:p text:style-name="P28"/>
      <text:p text:style-name="P28"><text:span text:style-name="T23">E</text:span><text:span text:style-name="T22">xemple : ALT+P correspond à 33.</text:span></text:p>
      <text:p text:style-name="P28"/>
      <text:p text:style-name="P28"><text:span text:style-name="Source_20_Text"><text:span text:style-name="T17">touch .Xmodmap</text:span></text:span></text:p>
      <text:p text:style-name="P28"><text:span text:style-name="Source_20_Text"><text:span text:style-name="T16"/></text:span></text:p>
      <text:p text:style-name="P28"><text:span text:style-name="Source_20_Text"><text:span text:style-name="T17">nano .Xmodmap</text:span></text:span></text:p>
      <text:p text:style-name="P28"><text:span text:style-name="Source_20_Text"/></text:p>
      <text:p text:style-name="P28"><text:span text:style-name="Source_20_Text"><text:span text:style-name="T22">Dans le fichier on ajoute les raccourcis</text:span></text:span></text:p>
      <text:p text:style-name="P28"><text:span text:style-name="Source_20_Text"/></text:p>
      <text:p text:style-name="P28"><text:span text:style-name="Source_20_Text">keycode &lt;valeur de la clé Alt+F4&gt; = NoSymbol</text:span></text:p>
      <text:p text:style-name="P28"/>
      <text:p text:style-name="P30"/>
      <text:p text:style-name="P30"><text:span text:style-name="T8">(</text:span><text:span text:style-name="T9">La command </text:span><text:span text:style-name="T11">xev </text:span><text:span text:style-name="T12">permet de voir toute les activités clavier et souris</text:span><text:span text:style-name="T13">)</text:span></text:p>
      <text:p text:style-name="P30"><text:soft-page-break/></text:p>
      <text:p text:style-name="P30"/>
      <text:p text:style-name="P30">Ensuite il faut lancer la commande :</text:p>
      <text:p text:style-name="P30"/>
      <text:p text:style-name="P5"/>
      <text:p text:style-name="P30">xmodmap <text:span text:style-name="T7">~/.Xmodmap (dans le fichier autostart de openbox à testé)</text:span></text:p>
      <text:p text:style-name="P3"/>
      <text:p text:style-name="P3"/>
      <text:p text:style-name="P3"/>
      <text:p text:style-name="P3"/>
      <text:p text:style-name="P3"/>
      <text:p text:style-name="P8">Exemple de fichier .Xmodmap :</text:p>
      <text:p text:style-name="P3"/>
      <text:p text:style-name="P6">Dans cette exemple, les raccourcis claviers système et certains raccourcis firefox-esr en kiosk empêcheront l’utilisateur de sortir de l’application web si l’ on branche un clavier. <text:s/></text:p>
      <text:p text:style-name="P6"/>
      <text:p text:style-name="P7"><text:span text:style-name="T24">k</text:span>eycode 23 = NoSymbol</text:p>
      <text:p text:style-name="P7">keycode 29 = NoSymbol</text:p>
      <text:p text:style-name="P7">keycode 33 = NoSymbol</text:p>
      <text:p text:style-name="P7">keycode 37 = NoSymbol</text:p>
      <text:p text:style-name="P7">keycode 38 = NoSymbol</text:p>
      <text:p text:style-name="P7">keycode 57 = NoSymbol</text:p>
      <text:p text:style-name="P7">keycode 64 = NoSymbol</text:p>
      <text:p text:style-name="P7">keycode 65 = NoSymbol</text:p>
      <text:p text:style-name="P7">keycode 67 = NoSymbol</text:p>
      <text:p text:style-name="P7">keycode 68 = NoSymbol</text:p>
      <text:p text:style-name="P7">keycode 69 = NoSymbol</text:p>
      <text:p text:style-name="P7">keycode 70 = NoSymbol</text:p>
      <text:p text:style-name="P7">keycode 71 = NoSymbol</text:p>
      <text:p text:style-name="P7">keycode 72 = NoSymbol</text:p>
      <text:p text:style-name="P7">keycode 73 = NoSymbol</text:p>
      <text:p text:style-name="P7">keycode 74 = NoSymbol</text:p>
      <text:p text:style-name="P7">keycode 75 = NoSymbol</text:p>
      <text:p text:style-name="P7">keycode 76 = NoSymbol</text:p>
      <text:p text:style-name="P7">keycode 77 = NoSymbol</text:p>
      <text:p text:style-name="P7">keycode 95 = NoSymbol</text:p>
      <text:p text:style-name="P7">keycode 96 = NoSymbol</text:p>
      <text:p text:style-name="P7">keycode 142 = NoSymbol</text:p>
      <text:p text:style-name="P7">keycode 166 = NoSymbol</text:p>
      <text:p text:style-name="P7">keycode 167 = NoSymbol</text:p>
      <text:p text:style-name="P7">keycode 180 = NoSymbol</text:p>
      <text:p text:style-name="P7">keycode 182 = NoSymbol</text:p>
      <text:p text:style-name="P7">keycode 213 = NoSymbol</text:p>
      <text:p text:style-name="P7">keycode 214 = NoSymbol</text:p>
      <text:p text:style-name="P7"/>
      <text:p text:style-name="P3"/>
      <text:p text:style-name="P3">Désactivé les console virtuel  CTRL+ALT+F..: <text:span text:style-name="T34">(beta)</text:span></text:p>
      <text:p text:style-name="P1"/>
      <text:p text:style-name="P1">Pour désactivé le console virt<text:span text:style-name="T25">ue</text:span>l, <text:span text:style-name="T25">dans certains cas utile pour ne pas accéder à la console virtuel.</text:span></text:p>
      <text:p text:style-name="P1"/>
      <text:p text:style-name="P31"><text:span text:style-name="T7">Editer le fichier /etc/systemd/logind.conf et modifier le nombre de console, dans ce cas il en reste </text:span><text:span text:style-name="T10">que une.</text:span></text:p>
      <text:p text:style-name="P1"><text:s/></text:p>
      <text:p text:style-name="P1">[Login]</text:p>
      <text:p text:style-name="P1">NAutoVTs=1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16:17:00.694042550</meta:creation-date>
    <dc:date>2023-09-01T15:57:14.893655555</dc:date>
    <meta:editing-duration>PT44M2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3" meta:paragraph-count="97" meta:word-count="737" meta:character-count="4564" meta:non-whitespace-character-count="3910"/>
  </office:meta>
</office:document-meta>
</file>